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85b" officeooo:paragraph-rsid="000f085b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 style:font-name="Monospace" fo:font-size="10pt" fo:font-style="italic" style:font-size-asian="10pt" style:font-style-asian="itali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 style:font-name="Monospace" fo:font-size="10pt" style:font-size-asian="10pt"/>
    </style:style>
    <style:style style:name="P6" style:family="paragraph" style:parent-style-name="Standard">
      <style:text-properties fo:color="#c9211e" loext:opacity="100%" style:font-name="Monospace" fo:font-size="10pt" officeooo:rsid="000f085b" officeooo:paragraph-rsid="000f085b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 officeooo:rsid="000f085b" officeooo:paragraph-rsid="000f085b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loext:opacity="100%"/>
    </style:style>
    <style:style style:name="P9" style:family="paragraph" style:parent-style-name="Standard">
      <style:text-properties fo:color="#000000" loext:opacity="100%" style:font-name="Monospace" fo:font-size="10pt" officeooo:rsid="000f085b" officeooo:paragraph-rsid="000f085b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f085b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cc6c1d" loext:opacity="100%" style:font-name="Monospace" fo:font-size="10pt" style:font-size-asian="10pt"/>
    </style:style>
    <style:style style:name="T2" style:family="text">
      <style:text-properties fo:color="#cc6c1d" loext:opacity="100%" style:font-name="Monospace" fo:font-size="10pt" style:font-size-asian="10pt"/>
    </style:style>
    <style:style style:name="T3" style:family="text">
      <style:text-properties fo:color="#d9e8f7" loext:opacity="100%" style:font-name="Monospace" fo:font-size="10pt" style:font-size-asian="10pt"/>
    </style:style>
    <style:style style:name="T4" style:family="text">
      <style:text-properties fo:color="#d9e8f7" loext:opacity="100%" style:font-name="Monospace" fo:font-size="10pt" style:font-size-asian="10pt"/>
    </style:style>
    <style:style style:name="T5" style:family="text">
      <style:text-properties fo:color="#d9e8f7" loext:opacity="100%"/>
    </style:style>
    <style:style style:name="T6" style:family="text">
      <style:text-properties fo:color="#e6e6fa" loext:opacity="100%" style:font-name="Monospace" fo:font-size="10pt" style:font-size-asian="10pt"/>
    </style:style>
    <style:style style:name="T7" style:family="text">
      <style:text-properties fo:color="#e6e6fa" loext:opacity="100%" style:font-name="Monospace" fo:font-size="10pt" style:font-size-asian="10pt"/>
    </style:style>
    <style:style style:name="T8" style:family="text">
      <style:text-properties fo:color="#1290c3" loext:opacity="100%" style:font-name="Monospace" fo:font-size="10pt" style:font-size-asian="10pt"/>
    </style:style>
    <style:style style:name="T9" style:family="text">
      <style:text-properties fo:color="#1290c3" loext:opacity="100%" style:font-name="Monospace" fo:font-size="10pt" style:font-size-asian="10pt"/>
    </style:style>
    <style:style style:name="T10" style:family="text">
      <style:text-properties fo:color="#f9faf4" loext:opacity="100%" style:font-name="Monospace" fo:font-size="10pt" style:font-size-asian="10pt"/>
    </style:style>
    <style:style style:name="T11" style:family="text">
      <style:text-properties fo:color="#f9faf4" loext:opacity="100%" style:font-name="Monospace" fo:font-size="10pt" style:font-size-asian="10pt"/>
    </style:style>
    <style:style style:name="T12" style:family="text">
      <style:text-properties fo:color="#f9faf4" loext:opacity="100%"/>
    </style:style>
    <style:style style:name="T13" style:family="text">
      <style:text-properties fo:color="#80f2f6" loext:opacity="100%" style:font-name="Monospace" fo:font-size="10pt" style:font-size-asian="10pt"/>
    </style:style>
    <style:style style:name="T14" style:family="text">
      <style:text-properties fo:color="#80f2f6" loext:opacity="100%" style:font-name="Monospace" fo:font-size="10pt" style:font-size-asian="10pt"/>
    </style:style>
    <style:style style:name="T15" style:family="text">
      <style:text-properties fo:color="#b166da" loext:opacity="100%" style:font-name="Monospace" fo:font-size="10pt" style:font-size-asian="10pt"/>
    </style:style>
    <style:style style:name="T16" style:family="text">
      <style:text-properties fo:color="#b166da" loext:opacity="100%" style:font-name="Monospace" fo:font-size="10pt" style:font-size-asian="10pt"/>
    </style:style>
    <style:style style:name="T17" style:family="text">
      <style:text-properties fo:color="#a7ec21" loext:opacity="100%" style:font-name="Monospace" fo:font-size="10pt" style:font-size-asian="10pt"/>
    </style:style>
    <style:style style:name="T18" style:family="text">
      <style:text-properties fo:color="#a7ec21" loext:opacity="100%" style:font-name="Monospace" fo:font-size="10pt" style:font-size-asian="10pt"/>
    </style:style>
    <style:style style:name="T19" style:family="text">
      <style:text-properties fo:color="#1eb540" loext:opacity="100%" style:font-name="Monospace" fo:font-size="10pt" style:font-size-asian="10pt"/>
    </style:style>
    <style:style style:name="T20" style:family="text">
      <style:text-properties fo:color="#1eb540" loext:opacity="100%" style:font-name="Monospace" fo:font-size="10pt" style:font-size-asian="10pt"/>
    </style:style>
    <style:style style:name="T21" style:family="text">
      <style:text-properties fo:color="#79abff" loext:opacity="100%" style:font-name="Monospace" fo:font-size="10pt" style:font-size-asian="10pt"/>
    </style:style>
    <style:style style:name="T22" style:family="text">
      <style:text-properties fo:color="#808080" loext:opacity="100%" style:font-name="Monospace" fo:font-size="10pt" style:font-size-asian="10pt"/>
    </style:style>
    <style:style style:name="T23" style:family="text">
      <style:text-properties fo:color="#808080" loext:opacity="100%" style:font-name="Monospace" fo:font-size="10pt" style:text-underline-style="solid" style:text-underline-width="auto" style:text-underline-color="font-color" style:font-size-asian="10pt"/>
    </style:style>
    <style:style style:name="T24" style:family="text">
      <style:text-properties fo:color="#808080" loext:opacity="100%"/>
    </style:style>
    <style:style style:name="T25" style:family="text">
      <style:text-properties fo:color="#808080" loext:opacity="100%" style:text-underline-style="solid" style:text-underline-width="auto" style:text-underline-color="font-color"/>
    </style:style>
    <style:style style:name="T26" style:family="text">
      <style:text-properties fo:color="#f2f200" loext:opacity="100%" style:font-name="Monospace" fo:font-size="10pt" style:font-size-asian="10pt"/>
    </style:style>
    <style:style style:name="T27" style:family="text">
      <style:text-properties fo:color="#f2f200" loext:opacity="100%" style:font-name="Monospace" fo:font-size="10pt" style:font-size-asian="10pt"/>
    </style:style>
    <style:style style:name="T28" style:family="text">
      <style:text-properties fo:color="#96ec3f" loext:opacity="100%" style:font-name="Monospace" fo:font-size="10pt" fo:font-style="italic" style:font-size-asian="10pt" style:font-style-asian="italic"/>
    </style:style>
    <style:style style:name="T29" style:family="text">
      <style:text-properties fo:color="#f3ec79" loext:opacity="100%" style:font-name="Monospace" fo:font-size="10pt" style:font-size-asian="10pt"/>
    </style:style>
    <style:style style:name="T30" style:family="text">
      <style:text-properties fo:color="#f3ec79" loext:opacity="100%" style:font-name="Monospace" fo:font-size="10pt" style:font-size-asian="10pt"/>
    </style:style>
    <style:style style:name="T31" style:family="text">
      <style:text-properties fo:color="#6897bb" loext:opacity="100%" style:font-name="Monospace" fo:font-size="10pt" style:font-size-asian="10pt"/>
    </style:style>
    <style:style style:name="T32" style:family="text">
      <style:text-properties fo:color="#6897bb" loext:opacity="100%" style:font-name="Monospace" fo:font-size="10pt" style:font-size-asian="10pt"/>
    </style:style>
    <style:style style:name="T33" style:family="text">
      <style:text-properties fo:color="#17c6a3" loext:opacity="100%" style:font-name="Monospace" fo:font-size="10pt" style:font-size-asian="10pt"/>
    </style:style>
    <style:style style:name="T34" style:family="text">
      <style:text-properties fo:color="#17c6a3" loext:opacity="100%" style:font-name="Monospace" fo:font-size="10pt" style:font-size-asian="10pt"/>
    </style:style>
    <style:style style:name="T35" style:family="text">
      <style:text-properties fo:color="#80f6a7" loext:opacity="100%" style:font-name="Monospace" fo:font-size="10pt" style:font-size-asian="10pt"/>
    </style:style>
    <style:style style:name="T36" style:family="text">
      <style:text-properties fo:color="#80f6a7" loext:opacity="100%" style:font-name="Monospace" fo:font-size="10pt" style:font-size-asian="10pt"/>
    </style:style>
    <style:style style:name="T37" style:family="text">
      <style:text-properties style:font-name="Monospace" fo:font-size="10pt" style:font-size-asian="10pt"/>
    </style:style>
    <style:style style:name="T38" style:family="text">
      <style:text-properties style:font-name="Monospace" fo:font-size="10pt" fo:font-style="italic" style:font-size-asian="10pt" style:font-style-asian="italic"/>
    </style:style>
    <style:style style:name="T39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40" style:family="text">
      <style:text-properties style:font-name="Monospace" fo:font-size="10pt" fo:background-color="#1b6291" loext:char-shading-value="0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visão Tempo Service</text:p>
      <text:p text:style-name="P1"/>
      <text:p text:style-name="P7"><text:span text:style-name="T37">package br.com.ufrn.pds1.projetopds1.service;</text:span></text:p>
      <text:p text:style-name="P2"/>
      <text:p text:style-name="P3"><text:span text:style-name="T37">import java.time.LocalDate;</text:span></text:p>
      <text:p text:style-name="P3"><text:span text:style-name="T37">import java.time.format.DateTimeFormatter;</text:span></text:p>
      <text:p text:style-name="P3"><text:span text:style-name="T37">import java.util.ArrayList;</text:span></text:p>
      <text:p text:style-name="P3"><text:span text:style-name="T37">import java.util.List;</text:span></text:p>
      <text:p text:style-name="P3"><text:span text:style-name="T37">import java.util.Map;</text:span></text:p>
      <text:p text:style-name="P2"/>
      <text:p text:style-name="P3"><text:span text:style-name="T37">import org.springframework.stereotype.Service;</text:span></text:p>
      <text:p text:style-name="P3"><text:span text:style-name="T37">import org.springframework.web.client.RestTemplate;</text:span></text:p>
      <text:p text:style-name="P2"/>
      <text:p text:style-name="P3"><text:span text:style-name="T37">import br.com.ufrn.pds1.projetopds1.model.Alertas;</text:span></text:p>
      <text:p text:style-name="P3"><text:span text:style-name="T37">import br.com.ufrn.pds1.projetopds1.model.PrevisaoTempo;</text:span></text:p>
      <text:p text:style-name="P2"/>
      <text:p text:style-name="P4">@Service</text:p>
      <text:p text:style-name="P3"><text:span text:style-name="T37">public class PrevisaoTempoService {</text:span></text:p>
      <text:p text:style-name="P2"><text:tab/></text:p>
      <text:p text:style-name="P3"><text:span text:style-name="T37"><text:tab/>private final List&lt;PrevisaoTempo&gt; previsaoTempo = new ArrayList&lt;&gt;();</text:span></text:p>
      <text:p text:style-name="P2"/>
      <text:p text:style-name="P3"><text:span text:style-name="T37"><text:tab/>public PrevisaoTempo armazenarDadosPrevisao(double latitude, double longitude) {</text:span></text:p>
      <text:p text:style-name="P2"><text:tab/><text:tab/></text:p>
      <text:p text:style-name="P2"><text:tab/><text:tab/></text:p>
      <text:p text:style-name="P3"><text:span text:style-name="T37"><text:tab/><text:tab/>//</text:span><text:span text:style-name="T39">Definindo</text:span><text:span text:style-name="T37"> o </text:span><text:span text:style-name="T39">intervalo</text:span><text:span text:style-name="T37"> </text:span><text:span text:style-name="T39">de</text:span><text:span text:style-name="T37"> </text:span><text:span text:style-name="T39">datas</text:span></text:p>
      <text:p text:style-name="P3"><text:span text:style-name="T37"><text:tab/><text:tab/>LocalDate dataHoje = LocalDate.</text:span><text:span text:style-name="T38">now</text:span><text:span text:style-name="T37">();</text:span></text:p>
      <text:p text:style-name="P3"><text:span text:style-name="T37"><text:tab/><text:tab/>LocalDate dataAnterior = dataHoje.minusYears(15);</text:span></text:p>
      <text:p text:style-name="P3"><text:span text:style-name="T37"><text:tab/><text:tab/>String dataAtual = dataHoje.toString();</text:span></text:p>
      <text:p text:style-name="P3"><text:span text:style-name="T37"><text:tab/><text:tab/>String dataNormalizada = dataAnterior.toString();</text:span></text:p>
      <text:p text:style-name="P2"><text:tab/><text:tab/></text:p>
      <text:p text:style-name="P3"><text:span text:style-name="T37"><text:tab/><text:tab/>//</text:span><text:span text:style-name="T39">Extraindo</text:span><text:span text:style-name="T37"> </text:span><text:span text:style-name="T39">dados</text:span><text:span text:style-name="T37"> </text:span><text:span text:style-name="T39">da</text:span><text:span text:style-name="T37"> open-meteo</text:span></text:p>
      <text:p text:style-name="P3"><text:span text:style-name="T37"><text:tab/><text:tab/>String urlPrevisao = String.</text:span><text:span text:style-name="T38">format</text:span><text:span text:style-name="T37">("https://archive-api.open-meteo.com/v1/archive"</text:span></text:p>
      <text:p text:style-name="P3"><text:span text:style-name="T37"><text:tab/><text:tab/><text:tab/><text:tab/>+ "?latitude=%s"</text:span></text:p>
      <text:p text:style-name="P3"><text:span text:style-name="T37"><text:tab/><text:tab/><text:tab/><text:tab/>+ "&amp;longitude=%s"</text:span></text:p>
      <text:p text:style-name="P3"><text:span text:style-name="T37"><text:tab/><text:tab/><text:tab/><text:tab/>+ "&amp;start_date=%s"</text:span></text:p>
      <text:p text:style-name="P3"><text:span text:style-name="T37"><text:tab/><text:tab/><text:tab/><text:tab/>+ "&amp;end_date=%s"</text:span></text:p>
      <text:p text:style-name="P3"><text:span text:style-name="T37"><text:tab/><text:tab/><text:tab/><text:tab/>+ "&amp;daily=temperature_2m_max,temperature_2m_min,windspeed_10m_max"</text:span></text:p>
      <text:p text:style-name="P3"><text:span text:style-name="T37"><text:tab/><text:tab/><text:tab/><text:tab/>+ "&amp;timezone=America/Fortaleza","-5.8", "-35.2", dataNormalizada, dataAtual);</text:span></text:p>
      <text:p text:style-name="P2"><text:tab/><text:tab/></text:p>
      <text:p text:style-name="P2"><text:tab/><text:tab/></text:p>
      <text:p text:style-name="P3"><text:span text:style-name="T37"><text:tab/><text:tab/>//</text:span><text:span text:style-name="T39">Fazendo</text:span><text:span text:style-name="T37"> </text:span><text:span text:style-name="T39">requisição</text:span><text:span text:style-name="T37"> HTTP</text:span></text:p>
      <text:p text:style-name="P3"><text:span text:style-name="T37"><text:tab/><text:tab/>RestTemplate restTemplatePrevisao = new RestTemplate();</text:span></text:p>
      <text:p text:style-name="P2"><text:tab/><text:tab/></text:p>
      <text:p text:style-name="P3"><text:span text:style-name="T37"><text:tab/><text:tab/>Map&lt;String, Object&gt; respPrevisao = </text:span><text:span text:style-name="T39">restTemplatePrevisao.getForObject(urlPrevisao, Map.class)</text:span><text:span text:style-name="T37">;</text:span></text:p>
      <text:p text:style-name="P3"><text:span text:style-name="T37"><text:tab/><text:tab/>Map&lt;String, Object&gt; dailyPrevisao = </text:span><text:span text:style-name="T39">(Map&lt;String, Object&gt;) respPrevisao.get("daily")</text:span><text:span text:style-name="T37">;</text:span></text:p>
      <text:p text:style-name="P2"><text:tab/><text:tab/></text:p>
      <text:p text:style-name="P3"><text:span text:style-name="T37"><text:tab/><text:tab/>//</text:span><text:span text:style-name="T39">armazenando</text:span><text:span text:style-name="T37"> </text:span><text:span text:style-name="T39">dados</text:span></text:p>
      <text:p text:style-name="P3"><text:span text:style-name="T37"><text:tab/><text:tab/>PrevisaoTempo armazemDadosPrevisao = new PrevisaoTempo();</text:span></text:p>
      <text:p text:style-name="P2"><text:tab/><text:tab/></text:p>
      <text:p text:style-name="P3"><text:span text:style-name="T37"><text:tab/><text:tab/>armazemDadosPrevisao.setData(</text:span><text:span text:style-name="T39">(List&lt;String&gt;) dailyPrevisao.get("time")</text:span><text:span text:style-name="T37">);</text:span></text:p>
      <text:p text:style-name="P3"><text:span text:style-name="T37"><text:tab/><text:tab/>armazemDadosPrevisao.setLocal("Latitude:" + latitude + "Longitude:" + longitude);</text:span></text:p>
      <text:p text:style-name="P3"><text:span text:style-name="T37"><text:tab/><text:tab/>armazemDadosPrevisao.setTempMax(</text:span><text:span text:style-name="T39">(List&lt;Double&gt;) dailyPrevisao.get("temperature_2m_max")</text:span><text:span text:style-name="T37">);</text:span></text:p>
      <text:p text:style-name="P3"><text:soft-page-break/><text:span text:style-name="T37"><text:tab/><text:tab/>armazemDadosPrevisao.setTempMin(</text:span><text:span text:style-name="T39">(List&lt;Double&gt;) dailyPrevisao.get("temperature_2m_min")</text:span><text:span text:style-name="T37">);</text:span></text:p>
      <text:p text:style-name="P3"><text:span text:style-name="T37"><text:tab/><text:tab/>armazemDadosPrevisao.setVelVento10m(</text:span><text:span text:style-name="T39">(List&lt;Double&gt;) dailyPrevisao.get("windspeed_10m_max")</text:span><text:span text:style-name="T37">);</text:span></text:p>
      <text:p text:style-name="P2"><text:tab/><text:tab/></text:p>
      <text:p text:style-name="P2"><text:tab/><text:tab/></text:p>
      <text:p text:style-name="P3"><text:span text:style-name="T37"><text:tab/><text:tab/>//</text:span><text:span text:style-name="T39">Previsão</text:span><text:span text:style-name="T37"> </text:span><text:span text:style-name="T39">para</text:span><text:span text:style-name="T37"> 7 </text:span><text:span text:style-name="T39">dias</text:span><text:span text:style-name="T37"> </text:span><text:span text:style-name="T39">para</text:span><text:span text:style-name="T37"> <text:s/></text:span><text:span text:style-name="T39">ventos</text:span></text:p>
      <text:p text:style-name="P3"><text:span text:style-name="T37"><text:tab/><text:tab/>DateTimeFormatter formatter = DateTimeFormatter.</text:span><text:span text:style-name="T38">ofPattern</text:span><text:span text:style-name="T37">("yyyy-MM-dd");</text:span></text:p>
      <text:p text:style-name="P3"><text:span text:style-name="T37"><text:tab/><text:tab/>LocalDate coletaData = LocalDate.</text:span><text:span text:style-name="T38">now</text:span><text:span text:style-name="T37">(); </text:span></text:p>
      <text:p text:style-name="P3"><text:span text:style-name="T37"><text:tab/><text:tab/>List&lt;Double&gt; historicoVento = </text:span><text:span text:style-name="T39">(List&lt;Double&gt;) dailyPrevisao.get("time")</text:span><text:span text:style-name="T37">;</text:span></text:p>
      <text:p text:style-name="P3"><text:span text:style-name="T37"><text:tab/><text:tab/>List&lt;Double&gt; </text:span><text:span text:style-name="T39">tempMaior</text:span><text:span text:style-name="T37"> = </text:span><text:span text:style-name="T39">(List&lt;Double&gt;) dailyPrevisao.get("temperature_2m_max")</text:span><text:span text:style-name="T37">;</text:span></text:p>
      <text:p text:style-name="P3"><text:span text:style-name="T37"><text:tab/><text:tab/>List&lt;Double&gt; </text:span><text:span text:style-name="T39">tempMenor</text:span><text:span text:style-name="T37"> = </text:span><text:span text:style-name="T39">(List&lt;Double&gt;) dailyPrevisao.get("temperature_2m_min")</text:span><text:span text:style-name="T37">;</text:span></text:p>
      <text:p text:style-name="P3"><text:span text:style-name="T37"><text:tab/><text:tab/>List&lt;Double&gt; mediasVentPorDia = new ArrayList&lt;&gt;();</text:span></text:p>
      <text:p text:style-name="P3"><text:span text:style-name="T37"><text:tab/><text:tab/>List&lt;Double&gt; mediasTempPorDia = new ArrayList&lt;&gt;();</text:span></text:p>
      <text:p text:style-name="P3"><text:span text:style-name="T37"><text:tab/><text:tab/>List&lt;Double&gt; temMaiorPrev = new ArrayList&lt;&gt;();</text:span></text:p>
      <text:p text:style-name="P3"><text:span text:style-name="T37"><text:tab/><text:tab/>List&lt;Double&gt; temMenorPrev = new ArrayList&lt;&gt;();</text:span></text:p>
      <text:p text:style-name="P2"/>
      <text:p text:style-name="P2"><text:tab/><text:tab/></text:p>
      <text:p text:style-name="P2"><text:tab/><text:tab/></text:p>
      <text:p text:style-name="P3"><text:span text:style-name="T37"><text:tab/><text:tab/>//</text:span><text:span text:style-name="T39">manipulando</text:span><text:span text:style-name="T37"> </text:span><text:span text:style-name="T39">dias</text:span></text:p>
      <text:p text:style-name="P3"><text:span text:style-name="T37"><text:tab/><text:tab/>for(int i = 1; i&lt;8;i++) {</text:span></text:p>
      <text:p text:style-name="P3"><text:span text:style-name="T37"><text:tab/><text:tab/><text:tab/>LocalDate coletaDataCopia = coletaData.plusDays(i);</text:span></text:p>
      <text:p text:style-name="P2"><text:tab/><text:tab/><text:tab/></text:p>
      <text:p text:style-name="P3"><text:span text:style-name="T37"><text:tab/><text:tab/><text:tab/>Double somatorio = 0.0;</text:span></text:p>
      <text:p text:style-name="P3"><text:span text:style-name="T37"><text:tab/><text:tab/><text:tab/>Double somatorioTemp = 0.0;</text:span></text:p>
      <text:p text:style-name="P3"><text:span text:style-name="T37"><text:tab/><text:tab/><text:tab/>Double </text:span><text:span text:style-name="T40">somatorioTempMax</text:span><text:span text:style-name="T37"> = 0.0;</text:span></text:p>
      <text:p text:style-name="P3"><text:span text:style-name="T37"><text:tab/><text:tab/><text:tab/>Double somatorioTempMin = 0.0;</text:span></text:p>
      <text:p text:style-name="P2"><text:tab/><text:tab/><text:tab/></text:p>
      <text:p text:style-name="P3"><text:span text:style-name="T37"><text:tab/><text:tab/><text:tab/>//</text:span><text:span text:style-name="T39">manipulando</text:span><text:span text:style-name="T37"> </text:span><text:span text:style-name="T39">anos</text:span></text:p>
      <text:p text:style-name="P3"><text:span text:style-name="T37"><text:tab/><text:tab/><text:tab/>for(int j = 1; j&lt;15;j++) {</text:span></text:p>
      <text:p text:style-name="P3"><text:span text:style-name="T37"><text:tab/><text:tab/><text:tab/><text:tab/>LocalDate datacopia = coletaDataCopia.minusYears(j);</text:span></text:p>
      <text:p text:style-name="P3"><text:span text:style-name="T37"><text:tab/><text:tab/><text:tab/><text:tab/>String dataModificada = datacopia.format(formatter);</text:span></text:p>
      <text:p text:style-name="P2"><text:tab/><text:tab/><text:tab/><text:tab/></text:p>
      <text:p text:style-name="P3"><text:span text:style-name="T37"><text:tab/><text:tab/><text:tab/><text:tab/>int indiceData = historicoVento.indexOf(</text:span><text:span text:style-name="T39">dataModificada</text:span><text:span text:style-name="T37">);</text:span></text:p>
      <text:p text:style-name="P2"><text:tab/><text:tab/><text:tab/><text:tab/></text:p>
      <text:p text:style-name="P3"><text:span text:style-name="T37"><text:tab/><text:tab/><text:tab/><text:tab/>Double vent = armazemDadosPrevisao.getVelVento10m().get(indiceData);</text:span></text:p>
      <text:p text:style-name="P3"><text:span text:style-name="T37"><text:tab/><text:tab/><text:tab/><text:tab/>Double tempSup = armazemDadosPrevisao.getTempMax().get(indiceData);</text:span></text:p>
      <text:p text:style-name="P3"><text:span text:style-name="T37"><text:tab/><text:tab/><text:tab/><text:tab/>Double tempInf = armazemDadosPrevisao.getTempMin().get(indiceData);</text:span></text:p>
      <text:p text:style-name="P2"><text:tab/><text:tab/><text:tab/></text:p>
      <text:p text:style-name="P3"><text:span text:style-name="T37"><text:tab/> <text:s text:c="11"/>somatorio += vent;</text:span></text:p>
      <text:p text:style-name="P3"><text:span text:style-name="T37"><text:tab/> <text:s text:c="11"/>somatorioTemp += ((tempSup + tempInf)/2);</text:span></text:p>
      <text:p text:style-name="P3"><text:span text:style-name="T37"><text:tab/> <text:s text:c="11"/></text:span><text:span text:style-name="T40">somatorioTempMax</text:span><text:span text:style-name="T37">+=tempSup;</text:span></text:p>
      <text:p text:style-name="P3"><text:span text:style-name="T37"><text:tab/> <text:s text:c="11"/>somatorioTempMin+=tempInf;</text:span></text:p>
      <text:p text:style-name="P3"><text:span text:style-name="T37"><text:tab/><text:tab/><text:tab/>}</text:span></text:p>
      <text:p text:style-name="P3"><text:span text:style-name="T37"><text:tab/><text:tab/><text:tab/>somatorio/=15;</text:span></text:p>
      <text:p text:style-name="P3"><text:span text:style-name="T37"><text:tab/><text:tab/><text:tab/>somatorioTemp/=15;</text:span></text:p>
      <text:p text:style-name="P3"><text:span text:style-name="T37"><text:tab/><text:tab/><text:tab/></text:span><text:span text:style-name="T40">somatorioTempMax</text:span><text:span text:style-name="T37">/=15;</text:span></text:p>
      <text:p text:style-name="P3"><text:span text:style-name="T37"><text:tab/><text:tab/><text:tab/>somatorioTempMin/=15;</text:span></text:p>
      <text:p text:style-name="P2"><text:tab/><text:tab/><text:tab/></text:p>
      <text:p text:style-name="P2"><text:tab/><text:tab/><text:tab/></text:p>
      <text:p text:style-name="P3"><text:span text:style-name="T37"><text:tab/><text:tab/><text:tab/>temMaiorPrev.add(</text:span><text:span text:style-name="T40">somatorioTempMax</text:span><text:span text:style-name="T37">);</text:span></text:p>
      <text:p text:style-name="P3"><text:span text:style-name="T37"><text:tab/><text:tab/><text:tab/>temMenorPrev.add(somatorioTempMin);</text:span></text:p>
      <text:p text:style-name="P3"><text:span text:style-name="T37"><text:tab/><text:tab/><text:tab/>mediasVentPorDia.add(somatorio);</text:span></text:p>
      <text:p text:style-name="P3"><text:span text:style-name="T37"><text:tab/><text:tab/><text:tab/>mediasTempPorDia.add(somatorioTemp);</text:span></text:p>
      <text:p text:style-name="P2"><text:tab/><text:tab/><text:tab/></text:p>
      <text:p text:style-name="P3"><text:soft-page-break/><text:span text:style-name="T37"><text:tab/><text:tab/>}</text:span></text:p>
      <text:p text:style-name="P2"><text:tab/><text:tab/></text:p>
      <text:p text:style-name="P3"><text:span text:style-name="T37"><text:tab/><text:tab/>//</text:span><text:span text:style-name="T39">armazenando</text:span><text:span text:style-name="T37"> </text:span><text:span text:style-name="T39">os</text:span><text:span text:style-name="T37"> </text:span><text:span text:style-name="T39">dados</text:span><text:span text:style-name="T37"> </text:span><text:span text:style-name="T39">da</text:span><text:span text:style-name="T37"> listaVentPorDia, tempPorDia</text:span></text:p>
      <text:p text:style-name="P3"><text:span text:style-name="T37"><text:tab/><text:tab/>armazemDadosPrevisao.setPrevisaoVento(mediasVentPorDia);</text:span></text:p>
      <text:p text:style-name="P3"><text:span text:style-name="T37"><text:tab/><text:tab/>armazemDadosPrevisao.setPrevisaoTemperatura(mediasTempPorDia);</text:span></text:p>
      <text:p text:style-name="P3"><text:span text:style-name="T37"><text:tab/><text:tab/>armazemDadosPrevisao.setTempMaxPrevisao(temMaiorPrev);</text:span></text:p>
      <text:p text:style-name="P3"><text:span text:style-name="T37"><text:tab/><text:tab/>armazemDadosPrevisao.setTempMinPrevisao(temMenorPrev);</text:span></text:p>
      <text:p text:style-name="P2"><text:tab/><text:tab/></text:p>
      <text:p text:style-name="P3"><text:span text:style-name="T37"><text:tab/><text:tab/>previsaoTempo.add(armazemDadosPrevisao);</text:span></text:p>
      <text:p text:style-name="P2"><text:tab/><text:tab/></text:p>
      <text:p text:style-name="P3"><text:span text:style-name="T37"><text:tab/><text:tab/>return armazemDadosPrevisao;</text:span></text:p>
      <text:p text:style-name="P2"><text:tab/><text:tab/></text:p>
      <text:p text:style-name="P3"><text:span text:style-name="T37"><text:tab/>}</text:span></text:p>
      <text:p text:style-name="P2"><text:tab/></text:p>
      <text:p text:style-name="P3"><text:span text:style-name="T37"><text:tab/>//******************************************</text:span><text:span text:style-name="T39">Previsão</text:span><text:span text:style-name="T37"> do </text:span><text:span text:style-name="T39">tempo</text:span><text:span text:style-name="T37">***************************************************************</text:span></text:p>
      <text:p text:style-name="P2"/>
      <text:p text:style-name="P3"><text:span text:style-name="T37"><text:tab/>public List&lt;Alertas&gt; verificarAlertas(PrevisaoTempo infoPrev) {</text:span></text:p>
      <text:p text:style-name="P3"><text:span text:style-name="T37"><text:tab/><text:tab/>List&lt;Alertas&gt; info = new ArrayList&lt;&gt;();</text:span></text:p>
      <text:p text:style-name="P2"/>
      <text:p text:style-name="P3"><text:span text:style-name="T37"><text:tab/><text:tab/>List&lt;Double&gt; tempMaxPrevisao = infoPrev.getTempMaxPrevisao();</text:span></text:p>
      <text:p text:style-name="P2"/>
      <text:p text:style-name="P3"><text:span text:style-name="T37"><text:tab/><text:tab/>for (int i = 0; i &lt; tempMaxPrevisao.size(); i++) {</text:span></text:p>
      <text:p text:style-name="P3"><text:span text:style-name="T37"><text:tab/><text:tab/><text:tab/>Double temperatura = tempMaxPrevisao.get(i);</text:span></text:p>
      <text:p text:style-name="P3"><text:span text:style-name="T37"><text:tab/><text:tab/><text:tab/>if (temperatura != null &amp;&amp; temperatura &gt;= 35) {</text:span></text:p>
      <text:p text:style-name="P3"><text:span text:style-name="T37"><text:tab/><text:tab/><text:tab/><text:tab/>info.add(new Alertas((i+1)+"° dia", "Temperatura muito alta prevista: "));</text:span></text:p>
      <text:p text:style-name="P3"><text:span text:style-name="T37"><text:tab/><text:tab/><text:tab/>} else {</text:span></text:p>
      <text:p text:style-name="P3"><text:span text:style-name="T37"><text:tab/><text:tab/><text:tab/><text:tab/>info.add(new Alertas((i+1)+"° dia", "Normal"));</text:span></text:p>
      <text:p text:style-name="P3"><text:span text:style-name="T37"><text:tab/><text:tab/><text:tab/>}</text:span></text:p>
      <text:p text:style-name="P3"><text:span text:style-name="T37"><text:tab/><text:tab/>}</text:span></text:p>
      <text:p text:style-name="P2"/>
      <text:p text:style-name="P3"><text:span text:style-name="T37"><text:tab/><text:tab/>return info;</text:span></text:p>
      <text:p text:style-name="P3"><text:span text:style-name="T37"><text:tab/>}</text:span></text:p>
      <text:p text:style-name="P2"><text:tab/></text:p>
      <text:p text:style-name="P3"><text:span text:style-name="T37"><text:tab/>//*****************************************</text:span><text:span text:style-name="T39">Emissao</text:span><text:span text:style-name="T37"> </text:span><text:span text:style-name="T39">de</text:span><text:span text:style-name="T37"> </text:span><text:span text:style-name="T39">alertas</text:span><text:span text:style-name="T37">**************************************************************</text:span></text:p>
      <text:p text:style-name="P6">}</text:p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p text:style-name="P6"/>
      <text:p text:style-name="P9">package br.com.ufrn.pds1.projetopds1.service;</text:p>
      <text:p text:style-name="P9"/>
      <text:p text:style-name="P9">import java.util.List;</text:p>
      <text:p text:style-name="P9">import java.util.Map;</text:p>
      <text:p text:style-name="P9"/>
      <text:p text:style-name="P9">import org.springframework.stereotype.Service;</text:p>
      <text:p text:style-name="P9">import org.springframework.web.client.RestTemplate;</text:p>
      <text:p text:style-name="P9"/>
      <text:p text:style-name="P9">import br.com.ufrn.pds1.projetopds1.model.DadosLocal;</text:p>
      <text:p text:style-name="P9"/>
      <text:p text:style-name="P9">@Service</text:p>
      <text:p text:style-name="P9">public class DadosLocalService {</text:p>
      <text:p text:style-name="P9"><text:tab/>public DadosLocal pesquisarDados(String latitude, String longitude, String data) {</text:p>
      <text:p text:style-name="P9"><text:tab/><text:tab/>String url = String.format(</text:p>
      <text:p text:style-name="P9"><text:s text:c="8"/><text:tab/> <text:s text:c="3"/>"https://api.open-meteo.com/v1/forecast?latitude=%s&amp;longitude=%s&amp;hourly=temperature_2m,windspeed_10m&amp;start_date=%s&amp;end_date=%s&amp;timezone=America/Fortaleza",</text:p>
      <text:p text:style-name="P9"><text:soft-page-break/><text:s text:c="8"/><text:tab/> <text:s text:c="3"/>"-5", "-36", "2025-05-08", "2025-05-08");</text:p>
      <text:p text:style-name="P9"><text:s text:c="8"/><text:tab/> <text:s text:c="3"/>//latitude, longitude, data, data);</text:p>
      <text:p text:style-name="P9"><text:tab/><text:tab/></text:p>
      <text:p text:style-name="P9"><text:tab/>//<text:tab/>https://api.open-meteo.com/v1/forecast?latitude=-5&amp;longitude=-36&amp;hourly=temperature_2m,windspeed_10m&amp;start_date=%202011-01-01&amp;end_date=2012-01-01&amp;timezone=America/Fortaleza</text:p>
      <text:p text:style-name="P9"><text:tab/>//<text:tab/>https://archive-api.open-meteo.com/v1/archive?latitude=-5&amp;longitude=-36&amp;start_date=2010-01-01&amp;end_date=2011-01-01&amp;daily=temperature_2m_max&amp;timezone=UTC</text:p>
      <text:p text:style-name="P9"><text:tab/><text:tab/>RestTemplate restTemplate = new RestTemplate();</text:p>
      <text:p text:style-name="P9"/>
      <text:p text:style-name="P9"><text:s text:c="8"/>try {</text:p>
      <text:p text:style-name="P9"><text:s text:c="7"/></text:p>
      <text:p text:style-name="P9"><text:s text:c="12"/>var resposta = restTemplate.getForObject(url, Map.class);</text:p>
      <text:p text:style-name="P9"/>
      <text:p text:style-name="P9"><text:s text:c="12"/>if (resposta != null) {</text:p>
      <text:p text:style-name="P9"><text:s text:c="16"/>var hourly = (Map&lt;?, ?&gt;) resposta.get("hourly");</text:p>
      <text:p text:style-name="P9"/>
      <text:p text:style-name="P9"><text:s text:c="16"/>var temperaturas = (List&lt;?&gt;) hourly.get("temperature_2m");</text:p>
      <text:p text:style-name="P9"><text:s text:c="16"/>var ventos = (List&lt;?&gt;) hourly.get("windspeed_10m");</text:p>
      <text:p text:style-name="P9"/>
      <text:p text:style-name="P9"><text:s text:c="16"/>// Pega os dados do índice 18 </text:p>
      <text:p text:style-name="P9"><text:s text:c="16"/>double temp = Double.parseDouble(temperaturas.get(18).toString());</text:p>
      <text:p text:style-name="P9"><text:s text:c="16"/>double velVento = Double.parseDouble(ventos.get(18).toString());</text:p>
      <text:p text:style-name="P9"/>
      <text:p text:style-name="P9"><text:s text:c="15"/></text:p>
      <text:p text:style-name="P9"><text:s text:c="16"/>DadosLocal info = new DadosLocal();</text:p>
      <text:p text:style-name="P9"><text:s text:c="16"/>info.setData(data);</text:p>
      <text:p text:style-name="P9"><text:s text:c="16"/>info.setLatitude(Double.parseDouble(latitude));</text:p>
      <text:p text:style-name="P9"><text:s text:c="16"/>info.setLongitude(Double.parseDouble(longitude));</text:p>
      <text:p text:style-name="P9"><text:s text:c="16"/>info.setTemperatura(temp);</text:p>
      <text:p text:style-name="P9"><text:s text:c="16"/>info.setVelVento(velVento);</text:p>
      <text:p text:style-name="P9"/>
      <text:p text:style-name="P9"><text:s text:c="16"/>return info;</text:p>
      <text:p text:style-name="P9"><text:s text:c="12"/>}</text:p>
      <text:p text:style-name="P9"><text:s text:c="8"/>} catch (Exception e) {</text:p>
      <text:p text:style-name="P9"><text:s text:c="12"/>System.out.println("Erro!!!"+ e.getMessage());</text:p>
      <text:p text:style-name="P9"><text:s text:c="8"/>}</text:p>
      <text:p text:style-name="P9"><text:tab/><text:tab/>return null;</text:p>
      <text:p text:style-name="P9"><text:tab/>}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<text:span text:style-name="T6"/></text:p>
      <text:p text:style-name="P9"><text:span text:style-name="T5"><text:tab/><text:tab/></text:span><text:span text:style-name="T12">}</text:span></text:p>
      <text:p text:style-name="P9"><text:span text:style-name="T12"/></text:p>
      <text:p text:style-name="P9"><text:span text:style-name="T12"/></text:p>
      <text:p text:style-name="P9">_____________________________________________________________________________</text:p>
      <text:p text:style-name="P9"/>
      <text:p text:style-name="P9">package br.com.ufrn.pds1.projetopds1.service;</text:p>
      <text:p text:style-name="P9"/>
      <text:p text:style-name="P9">import java.time.LocalDate;</text:p>
      <text:p text:style-name="P9">import java.time.format.DateTimeFormatter;</text:p>
      <text:p text:style-name="P9">import java.util.ArrayList;</text:p>
      <text:p text:style-name="P9">import java.util.List;</text:p>
      <text:p text:style-name="P9">import java.util.Map;</text:p>
      <text:p text:style-name="P9"/>
      <text:p text:style-name="P9">import org.springframework.stereotype.Service;</text:p>
      <text:p text:style-name="P9">import org.springframework.web.client.RestTemplate;</text:p>
      <text:p text:style-name="P9">import br.com.ufrn.pds1.projetopds1.model.DadosDiariosHistorico;</text:p>
      <text:p text:style-name="P9"/>
      <text:p text:style-name="P9">@Service</text:p>
      <text:p text:style-name="P9">public class DadosDiarioService {</text:p>
      <text:p text:style-name="P9"/>
      <text:p text:style-name="P9"><text:tab/><text:tab/>//private final List&lt;DadosDiariosHistorico&gt; historicoDiario = new ArrayList&lt;&gt;();</text:p>
      <text:p text:style-name="P9"><text:tab/><text:tab/></text:p>
      <text:p text:style-name="P9"><text:tab/><text:tab/>public DadosDiariosHistorico armazenarDados(double latitude, double longitude, String dataInic, String dataFin) {</text:p>
      <text:p text:style-name="P9"><text:tab/><text:tab/><text:tab/></text:p>
      <text:p text:style-name="P9"><text:tab/><text:tab/><text:tab/>//obtendo data</text:p>
      <text:p text:style-name="P9"><text:tab/><text:tab/><text:tab/>DateTimeFormatter formatter = DateTimeFormatter.ofPattern("yyyy-MM-dd");</text:p>
      <text:p text:style-name="P9"><text:tab/><text:tab/><text:tab/>LocalDate coletaDataAtual = LocalDate.now(); </text:p>
      <text:p text:style-name="P9"><text:tab/><text:tab/><text:tab/></text:p>
      <text:p text:style-name="P9"><text:tab/><text:tab/><text:tab/>LocalDate anoPassado = LocalDate.of(coletaDataAtual.getYear() - 1, 1, 1);</text:p>
      <text:p text:style-name="P9"><text:tab/><text:tab/><text:tab/>LocalDate fimAnoPassado = LocalDate.of(coletaDataAtual.getYear() - 1, 12, 31);</text:p>
      <text:p text:style-name="P9"/>
      <text:p text:style-name="P9"><text:tab/><text:tab/><text:tab/>String dataInicio = anoPassado.format(formatter);</text:p>
      <text:p text:style-name="P9"><text:tab/><text:tab/><text:tab/>String dataFim = fimAnoPassado.format(formatter);</text:p>
      <text:p text:style-name="P9"><text:tab/><text:tab/><text:tab/></text:p>
      <text:p text:style-name="P9"><text:tab/><text:tab/><text:tab/>String url = String.format("https://archive-api.open-meteo.com/v1/archive"</text:p>
      <text:p text:style-name="P9"><text:tab/><text:tab/><text:tab/><text:tab/><text:tab/>+ "?latitude=%s"</text:p>
      <text:p text:style-name="P9"><text:tab/><text:tab/><text:tab/><text:tab/><text:tab/>+ "&amp;longitude=%s"</text:p>
      <text:p text:style-name="P9"><text:tab/><text:tab/><text:tab/><text:tab/><text:tab/>+ "&amp;start_date=%s"</text:p>
      <text:p text:style-name="P9"><text:tab/><text:tab/><text:tab/><text:tab/><text:tab/>+ "&amp;end_date=%s"</text:p>
      <text:p text:style-name="P9"><text:tab/><text:tab/><text:tab/><text:tab/><text:tab/>+ "&amp;daily=temperature_2m_max,temperature_2m_min,windspeed_10m_max"</text:p>
      <text:p text:style-name="P9"><text:tab/><text:tab/><text:tab/><text:tab/><text:tab/>+ "&amp;timezone=America/Fortaleza",latitude, longitude, dataInicio, dataFim);</text:p>
      <text:p text:style-name="P9"><text:tab/><text:tab/><text:tab/></text:p>
      <text:p text:style-name="P9"><text:tab/><text:tab/></text:p>
      <text:p text:style-name="P9"><text:tab/><text:tab/><text:tab/>//Faz requisição HTTP</text:p>
      <text:p text:style-name="P9"><text:tab/><text:tab/><text:tab/>RestTemplate restTemplate = new RestTemplate();</text:p>
      <text:p text:style-name="P9"><text:tab/><text:tab/><text:tab/></text:p>
      <text:p text:style-name="P9"><text:tab/><text:tab/><text:tab/></text:p>
      <text:p text:style-name="P9"><text:tab/><text:tab/><text:tab/>Map&lt;String, Object&gt; resp = restTemplate.getForObject(url, Map.class);</text:p>
      <text:p text:style-name="P9"><text:tab/><text:tab/><text:tab/>Map&lt;String, Object&gt; daily = (Map&lt;String, Object&gt;) resp.get("daily");</text:p>
      <text:p text:style-name="P9"><text:tab/><text:tab/><text:tab/></text:p>
      <text:p text:style-name="P9"><text:soft-page-break/><text:tab/><text:tab/><text:tab/>DadosDiariosHistorico armazemDados = new DadosDiariosHistorico();</text:p>
      <text:p text:style-name="P9"><text:tab/><text:tab/><text:tab/></text:p>
      <text:p text:style-name="P9"><text:tab/><text:tab/><text:tab/>armazemDados.setData((List&lt;String&gt;) daily.get("time"));</text:p>
      <text:p text:style-name="P9"><text:tab/><text:tab/><text:tab/>armazemDados.setLocal("Latitude:" + latitude + "Longitude:" + longitude);</text:p>
      <text:p text:style-name="P9"><text:tab/><text:tab/><text:tab/>armazemDados.setTempMax((List&lt;Double&gt;) daily.get("temperature_2m_max"));</text:p>
      <text:p text:style-name="P9"><text:tab/><text:tab/><text:tab/>armazemDados.setTempMin((List&lt;Double&gt;) daily.get("temperature_2m_min"));</text:p>
      <text:p text:style-name="P9"><text:tab/><text:tab/><text:tab/>armazemDados.setVelVento10m((List&lt;Double&gt;) daily.get("windspeed_10m_max"));</text:p>
      <text:p text:style-name="P9"><text:tab/><text:tab/><text:tab/></text:p>
      <text:p text:style-name="P9"><text:tab/><text:tab/><text:tab/></text:p>
      <text:p text:style-name="P9"><text:tab/><text:tab/><text:tab/>//Calcular Média</text:p>
      <text:p text:style-name="P9"><text:tab/><text:tab/><text:tab/>List&lt;Double&gt; tempMaior = (List&lt;Double&gt;) daily.get("temperature_2m_min");</text:p>
      <text:p text:style-name="P9"><text:tab/><text:tab/><text:tab/>List&lt;Double&gt; tempMenor = (List&lt;Double&gt;) daily.get("temperature_2m_max");</text:p>
      <text:p text:style-name="P9"><text:tab/><text:tab/><text:tab/>List&lt;Double&gt; ventos = (List&lt;Double&gt;) daily.get("windspeed_10m_max");</text:p>
      <text:p text:style-name="P9"><text:tab/><text:tab/><text:tab/>List&lt;String&gt; datasAno = (List&lt;String&gt;) daily.get("time");</text:p>
      <text:p text:style-name="P9"><text:tab/><text:tab/><text:tab/>List&lt;Double&gt; mediasPorDia = new ArrayList&lt;&gt;();</text:p>
      <text:p text:style-name="P9"><text:tab/><text:tab/><text:tab/></text:p>
      <text:p text:style-name="P9"><text:tab/><text:tab/><text:tab/></text:p>
      <text:p text:style-name="P9"><text:tab/><text:tab/><text:tab/>//Calcular Média Temperatura</text:p>
      <text:p text:style-name="P9"><text:tab/><text:tab/><text:tab/>for (int i = 0; i &lt; tempMaior.size(); i++) {</text:p>
      <text:p text:style-name="P9"><text:tab/><text:tab/><text:tab/> <text:s text:c="3"/>double resultadoMedia = (tempMaior.get(i) + tempMenor.get(i)) / 2;</text:p>
      <text:p text:style-name="P9"><text:tab/><text:tab/><text:tab/> <text:s text:c="3"/>mediasPorDia.add(resultadoMedia);</text:p>
      <text:p text:style-name="P9"><text:tab/><text:tab/><text:tab/>}</text:p>
      <text:p text:style-name="P9"><text:tab/><text:tab/><text:tab/></text:p>
      <text:p text:style-name="P9"><text:tab/><text:tab/><text:tab/>armazemDados.setTempMedia(mediasPorDia);</text:p>
      <text:p text:style-name="P9"><text:tab/><text:tab/><text:tab/></text:p>
      <text:p text:style-name="P9"><text:tab/><text:tab/><text:tab/>//Calcular Média VelocidadeVento</text:p>
      <text:p text:style-name="P9"><text:tab/><text:tab/><text:tab/>double primeiroTri = 0, segundoTri=0, terceiroTri=0, quartoTri=0;</text:p>
      <text:p text:style-name="P9"><text:tab/><text:tab/><text:tab/>int cont1Tri=0, cont2Tri=0, cont3Tri=0, cont4Tri=0;</text:p>
      <text:p text:style-name="P9"><text:tab/><text:tab/><text:tab/></text:p>
      <text:p text:style-name="P9"><text:tab/><text:tab/><text:tab/>for (int i = 0; i &lt; datasAno.size(); i++) {</text:p>
      <text:p text:style-name="P9"><text:tab/><text:tab/><text:tab/> <text:s text:c="3"/>LocalDate data = LocalDate.parse(datasAno.get(i));</text:p>
      <text:p text:style-name="P9"><text:tab/><text:tab/><text:tab/> <text:s text:c="3"/>int mesAtual = data.getMonthValue();</text:p>
      <text:p text:style-name="P9"/>
      <text:p text:style-name="P9"><text:tab/><text:tab/><text:tab/> <text:s text:c="3"/>if (mesAtual &gt;= 1 &amp;&amp; mesAtual &lt;= 3) {</text:p>
      <text:p text:style-name="P9"><text:tab/><text:tab/><text:tab/> <text:s text:c="7"/>primeiroTri += ventos.get(i);</text:p>
      <text:p text:style-name="P9"><text:tab/><text:tab/><text:tab/> <text:s text:c="7"/>cont1Tri++;</text:p>
      <text:p text:style-name="P9"><text:tab/><text:tab/><text:tab/> <text:s text:c="3"/>} else if (mesAtual &gt;= 4 &amp;&amp; mesAtual &lt;= 6) {</text:p>
      <text:p text:style-name="P9"><text:tab/><text:tab/><text:tab/> <text:s text:c="7"/>segundoTri += ventos.get(i);</text:p>
      <text:p text:style-name="P9"><text:tab/><text:tab/><text:tab/> <text:s text:c="7"/>cont2Tri++;</text:p>
      <text:p text:style-name="P9"><text:tab/><text:tab/><text:tab/> <text:s text:c="3"/>} else if (mesAtual &gt;= 7 &amp;&amp; mesAtual &lt;= 9) {</text:p>
      <text:p text:style-name="P9"><text:tab/><text:tab/><text:tab/> <text:s text:c="7"/>terceiroTri += ventos.get(i);</text:p>
      <text:p text:style-name="P9"><text:tab/><text:tab/><text:tab/> <text:s text:c="7"/>cont3Tri++;</text:p>
      <text:p text:style-name="P9"><text:tab/><text:tab/><text:tab/> <text:s text:c="3"/>} else {</text:p>
      <text:p text:style-name="P9"><text:tab/><text:tab/><text:tab/> <text:s text:c="3"/><text:tab/>quartoTri += ventos.get(i);</text:p>
      <text:p text:style-name="P9"><text:tab/><text:tab/><text:tab/> <text:s text:c="7"/>cont4Tri++;</text:p>
      <text:p text:style-name="P9"><text:tab/><text:tab/><text:tab/> <text:s text:c="3"/>}</text:p>
      <text:p text:style-name="P9"><text:tab/><text:tab/><text:tab/>}</text:p>
      <text:p text:style-name="P9"><text:tab/><text:tab/><text:tab/></text:p>
      <text:p text:style-name="P9"><text:tab/><text:tab/><text:tab/></text:p>
      <text:p text:style-name="P9"><text:tab/><text:tab/><text:tab/>armazemDados.setPrimeiroTrimestre(primeiroTri/cont1Tri);</text:p>
      <text:p text:style-name="P9"><text:tab/><text:tab/><text:tab/>armazemDados.setSegundoTrimestre(segundoTri/cont2Tri);</text:p>
      <text:p text:style-name="P9"><text:tab/><text:tab/><text:tab/>armazemDados.setTerceiroTrimestre(terceiroTri/cont3Tri);</text:p>
      <text:p text:style-name="P9"><text:soft-page-break/><text:tab/><text:tab/><text:tab/>armazemDados.setQuartoSemestre(quartoTri/cont4Tri);</text:p>
      <text:p text:style-name="P9"><text:tab/><text:tab/><text:tab/></text:p>
      <text:p text:style-name="P9"><text:tab/><text:tab/><text:tab/>//historicoDiario.add(armazemDados);</text:p>
      <text:p text:style-name="P9"><text:tab/><text:tab/><text:tab/></text:p>
      <text:p text:style-name="P9"><text:tab/><text:tab/><text:tab/>return armazemDados;</text:p>
      <text:p text:style-name="P9"/>
      <text:p text:style-name="P9"><text:tab/><text:tab/>}</text:p>
      <text:p text:style-name="P9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52:34.577699534</meta:creation-date>
    <dc:date>2025-05-28T13:57:43.444697046</dc:date>
    <meta:editing-duration>PT3H16M5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7" meta:paragraph-count="272" meta:word-count="735" meta:character-count="10567" meta:non-whitespace-character-count="9010"/>
  </office:meta>
</office:document-meta>
</file>